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opacity="29%" draw:textarea-horizontal-align="justify" draw:textarea-vertical-align="middle" draw:auto-grow-height="false" fo:min-height="2.206cm" fo:min-width="1.76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1.898cm" fo:min-width="2.748cm" fo:padding-top="0.151cm" fo:padding-bottom="0.151cm" fo:padding-left="0.276cm" fo:padding-right="0.276cm"/>
    </style:style>
    <style:style style:name="gr9" style:family="graphic" style:parent-style-name="standard">
      <style:graphic-properties draw:opacity="15%" draw:textarea-horizontal-align="justify" draw:textarea-vertical-align="middle" draw:auto-grow-height="false" fo:min-height="2.772cm" fo:min-width="1.452cm"/>
    </style:style>
    <style:style style:name="gr10" style:family="graphic" style:parent-style-name="standard">
      <style:graphic-properties svg:stroke-color="#0084d1" draw:fill-color="#ff3333" draw:opacity="29%" draw:textarea-horizontal-align="justify" draw:textarea-vertical-align="middle" draw:auto-grow-height="false" fo:min-height="1.514cm" fo:min-width="2.396cm"/>
    </style:style>
    <style:style style:name="P1" style:family="paragraph">
      <loext:graphic-properties draw:fill-color="#ffff99" draw:opacity="29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opacity="15%"/>
      <style:paragraph-properties fo:text-align="center"/>
    </style:style>
    <style:style style:name="P9" style:family="paragraph">
      <loext:graphic-properties draw:fill-color="#ff3333" draw:opacity="29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3.9cm" draw:transform="rotate (-2.25828151915546) translate (18.7cm 3.518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3.6cm" svg:y1="4.1cm" svg:x2="6.2cm" svg:y2="4.1cm">
          <text:p/>
        </draw:line>
        <draw:line draw:style-name="gr2" draw:text-style-name="P2" draw:layer="layout" svg:x1="3.6cm" svg:y1="4.1cm" svg:x2="2.3cm" svg:y2="5.7cm">
          <text:p/>
        </draw:line>
        <draw:line draw:style-name="gr2" draw:text-style-name="P2" draw:layer="layout" svg:x1="3.6cm" svg:y1="4.1cm" svg:x2="3.6cm" svg:y2="1.9cm">
          <text:p/>
        </draw:line>
        <draw:custom-shape draw:style-name="gr3" draw:text-style-name="P3" draw:layer="layout" svg:width="0.4cm" svg:height="0.4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2.8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3.002cm" svg:y="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4.3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4.6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4.803cm" svg:y="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4.102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4.403cm" svg:y="4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4.604cm" svg:y="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4.342cm" svg:height="0.962cm" svg:x="2.3cm" svg:y="6.2cm">
          <draw:text-box>
            <text:p>feature space</text:p>
          </draw:text-box>
        </draw:frame>
        <draw:line draw:style-name="gr2" draw:text-style-name="P2" draw:layer="layout" svg:x1="6.6cm" svg:y1="3.7cm" svg:x2="7.9cm" svg:y2="3.7cm">
          <text:p/>
        </draw:line>
        <draw:frame draw:style-name="gr7" draw:text-style-name="P6" draw:layer="layout" svg:width="3.106cm" svg:height="1.673cm" svg:x="8.2cm" svg:y="2.8cm">
          <draw:text-box>
            <text:p>Classifier</text:p>
            <text:p>Learning</text:p>
          </draw:text-box>
        </draw:frame>
        <draw:custom-shape draw:style-name="gr8" draw:text-style-name="P7" draw:layer="layout" svg:width="3.3cm" svg:height="2.2cm" svg:x="8.1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4cm" svg:y1="3.7cm" svg:x2="12.7cm" svg:y2="3.7cm">
          <text:p/>
        </draw:line>
        <draw:line draw:style-name="gr2" draw:text-style-name="P2" draw:layer="layout" svg:x1="14.4cm" svg:y1="4.1cm" svg:x2="17cm" svg:y2="4.1cm">
          <text:p/>
        </draw:line>
        <draw:line draw:style-name="gr2" draw:text-style-name="P2" draw:layer="layout" svg:x1="14.4cm" svg:y1="4.1cm" svg:x2="13.1cm" svg:y2="5.7cm">
          <text:p/>
        </draw:line>
        <draw:line draw:style-name="gr2" draw:text-style-name="P2" draw:layer="layout" svg:x1="14.4cm" svg:y1="4.1cm" svg:x2="14.4cm" svg:y2="1.9cm">
          <text:p/>
        </draw:line>
        <draw:custom-shape draw:style-name="gr3" draw:text-style-name="P3" draw:layer="layout" svg:width="0.4cm" svg:height="0.4cm" svg:x="13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3.6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3.802cm" svg:y="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5.1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5.4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5.603cm" svg:y="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4.902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5.203cm" svg:y="4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5.404cm" svg:y="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1cm" svg:height="4.8cm" svg:x="13.8cm" svg:y="1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4.6cm" svg:height="2.8cm" svg:x="13.4cm" svg:y="3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6.594cm" svg:height="0.962cm" svg:x="12.1cm" svg:y="7cm">
          <draw:text-box>
            <text:p>discriminant functions</text:p>
          </draw:text-box>
        </draw:frame>
        <draw:line draw:style-name="gr2" draw:text-style-name="P2" draw:layer="layout" svg:x1="9.7cm" svg:y1="4.7cm" svg:x2="9.7cm" svg:y2="6.4cm">
          <text:p/>
        </draw:line>
        <draw:frame draw:style-name="gr7" draw:text-style-name="P6" draw:layer="layout" svg:width="2.966cm" svg:height="0.962cm" svg:x="8.2cm" svg:y="6.4cm">
          <draw:text-box>
            <text:p>classifi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0:48:04.940432076</meta:creation-date>
    <dc:date>2017-08-07T11:29:18.550003142</dc:date>
    <meta:editing-duration>PT24M29S</meta:editing-duration>
    <meta:editing-cycles>4</meta:editing-cycles>
    <meta:generator>LibreOffice/5.1.6.2$Linux_X86_64 LibreOffice_project/10m0$Build-2</meta:generator>
    <meta:document-statistic meta:object-count="35"/>
  </office:meta>
</office:document-meta>
</file>